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tyle-complex="italic"/>
    </style:style>
    <style:style style:name="T3" style:family="text">
      <style:text-properties officeooo:rsid="00173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předná neuronová síť</text:p>
      <text:p text:style-name="P1"/>
      <text:p text:style-name="P1">V případě modelu dopředné neuronové sítě jsem nejrpve zkoušela model s hloubkou 3 s Adam optimalizátorem (<text:span text:style-name="T1">forward_adam-optim_3-layers)</text:span>. Později jsem sledovala, jaký má změna optimalizátora z Adam na SGD (<text:span text:style-name="T1">forward_sgd-optim_3-layers</text:span>) a jak přesnost modelu ovlivní změna velikosti vrstev (<text:span text:style-name="T1">forward_adam-optim_3-layers_different-layer-sizes</text:span>).</text:p>
      <text:p text:style-name="P1"/>
      <text:p text:style-name="P1">Hloubka 3 s Adam optimalizátorem měla přesnost 0.806 (<text:span text:style-name="T1">forward_adam-optim_3-layers</text:span>). Po změně velikosti vrstev (z větších vrstev na menší) se přesnost zvýšila na 0.825 (<text:span text:style-name="T1">forward_adam-optim_3-layers_different-layer-sizes</text:span>). Změna z Adam na SGD nám nepřidala na přesnosti, právě naopak. <text:s/>Z 0.806 klesla na 0.096, což vychází hůře než hod kostkou (<text:span text:style-name="T1">forward_sgd-optim_3-layers</text:span>).</text:p>
      <text:p text:style-name="P1"/>
      <text:p text:style-name="P1">Po zvýšení hloubky modelu z 3 na 6 se přesnost zvedla na 0.837 (<text:span text:style-name="T1">forward_adam-optim_6-layers</text:span>). Poté, co jsem změnila akorát velikosti vrstev pro hloubku 6 se sice přesnost zvedla, ale nepatrně, takže stále přesnost modelu vychází na 0.837 (<text:span text:style-name="T1">forward_adam-optim_6-layers_different-layer-sizes</text:span>). <text:s/>Ani v tomto případě nepomohla změna z Adam na SGD (<text:span text:style-name="T1">forward_sgd-optim_6-layers</text:span>). Pro hloubku 6 sice nebyl pokles v přesnosti až tak velký, jako v hloubce 3, ale stále došlo k celkem signifikantnímu poklesu. Z přesnosti 0.837 jsme klesli na přesnost 0.783.</text:p>
      <text:p text:style-name="P1"/>
      <text:p text:style-name="P1"/>
      <text:p text:style-name="P1">Konvoluční</text:p>
      <text:p text:style-name="P1"/>
      <text:p text:style-name="P1">Testování modelu konvoluční neuronové sítě jsem začala implementováním modelu s 2mi konvolučními vrstvami a Adam optimalizátorem. Tento model dosáhl přesnoti 0.845 (<text:span text:style-name="T1">convolution_adam-optim_2-layers</text:span>). <text:s/>Při přidání regularizační funkce Dropout přesnot modelu klesla na 0.833 (<text:span text:style-name="T1">convolution_adam-optim_2-layers_dropout</text:span>) a při přidání normalizace dosáhl model přesnosti 0.836 (<text:span text:style-name="T1">convolution_adam-optim_2-layers_normalize</text:span>).</text:p>
      <text:p text:style-name="P1"/>
      <text:p text:style-name="P1">Když ale u stejného modelu místo Adam optimalizátora použijeme SGD, klesne nám přesnost drasticky na 0.097, což odpovídá náhodnému odhadu. S Droupout funkcí ani s normalizací se přesnost nezlepšila. (<text:span text:style-name="T1">convolution_sgd-optim_2-layers</text:span>, <text:span text:style-name="T1">convolution_adam-optim_2-layers_dropout</text:span>, <text:span text:style-name="T1">convolution_adam-optim_2-layers_normalize</text:span>)</text:p>
      <text:p text:style-name="P1"/>
      <text:p text:style-name="P1"/>
      <text:p text:style-name="P1"/>
      <text:p text:style-name="P1">Vychází nám tedy, že nejlepší model byl model konvoluční neuronové sítě s hloubkou 2 a s Adam optimalizátorem (<text:span text:style-name="T1">convolution_adam-optim_2-layers</text:span>). Použila jsem tedy tento model na predikci evaluate.csv. Finální model jsem implementovala v souboru <text:span text:style-name="T1">final-model</text:span>. <text:span text:style-name="T3">Očekávám, že se přesnost modelu na evaluate.csv zhorší přibližně na 0.80.</text:span></text:p>
      <text:p text:style-name="P2"/>
      <text:p text:style-name="P1"><text:span text:style-name="T1">Jako zdroj jsem použila BI-ML2 cvičení a </text:span><text:a xlink:type="simple" xlink:href="https://stackoverflow.com/a/50385303/3161322" office:target-frame-name="_blank" xlink:show="new" text:style-name="Internet_20_link" text:visited-style-name="Visited_20_Internet_20_Link"><text:span text:style-name="Internet_20_link"><text:span text:style-name="T2">https://stackoverflow.com/a/50385303/3161322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22:42:47</meta:creation-date>
    <dc:language>en-US</dc:language>
    <dc:date>2023-05-18T23:44:07.989609691</dc:date>
    <meta:editing-cycles>2</meta:editing-cycles>
    <meta:editing-duration>PT7M1S</meta:editing-duration>
    <meta:generator>LibreOffice/7.3.7.2$Linux_X86_64 LibreOffice_project/30$Build-2</meta:generator>
    <meta:document-statistic meta:table-count="0" meta:image-count="0" meta:object-count="0" meta:page-count="1" meta:paragraph-count="9" meta:word-count="295" meta:character-count="2429" meta:non-whitespace-character-count="2140"/>
    <meta:user-defined meta:name="AppVersion">15.0000</meta:user-defined>
  </office:meta>
</office:document-meta>
</file>